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  <style:font-face style:name="新宋体" svg:font-family="新宋体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false" draw:auto-grow-width="false" fo:min-height="0.712cm" fo:min-width="2.11cm"/>
    </style:style>
    <style:style style:name="gr2" style:family="graphic" style:parent-style-name="objectwithoutfill">
      <style:graphic-properties draw:marker-end="" draw:marker-end-width="0.3cm" draw:fill="none" draw:textarea-vertical-align="middle"/>
    </style:style>
    <style:style style:name="gr3" style:family="graphic" style:parent-style-name="objectwithoutfill">
      <style:graphic-properties draw:marker-end="Circle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solid" draw:fill-color="#ffffff" draw:textarea-horizontal-align="left" draw:auto-grow-height="true" draw:auto-grow-width="false" fo:min-height="0.533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21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>
      <style:graphic-properties style:protect="size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92cm" fo:min-width="0.002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87cm" fo:min-width="0cm"/>
    </style:style>
    <style:style style:name="pr1" style:family="presentation" style:parent-style-name="默认-notes">
      <style:graphic-properties draw:fill-color="#ffffff" draw:auto-grow-height="true" fo:min-height="13.364cm"/>
    </style:style>
    <style:style style:name="pr2" style:family="presentation" style:parent-style-name="默认-outline1">
      <style:graphic-properties fo:min-height="8.884cm"/>
    </style:style>
    <style:style style:name="P1" style:family="paragraph">
      <style:paragraph-properties fo:text-align="center"/>
      <style:text-properties fo:font-size="25.3999996185303pt"/>
    </style:style>
    <style:style style:name="P2" style:family="paragraph">
      <loext:graphic-properties draw:fill="none" draw:fill-color="#ffffff"/>
      <style:paragraph-properties fo:text-align="center"/>
      <style:text-properties fo:font-size="25.3999996185303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text-properties fo:font-size="10.5pt" style:font-size-asian="10.5pt" style:font-size-complex="10.5pt"/>
    </style:style>
    <style:style style:name="P5" style:family="paragraph">
      <loext:graphic-properties draw:fill="solid" draw:fill-color="#ffffff"/>
      <style:text-properties fo:font-size="10.5pt" style:font-size-asian="10.5pt" style:font-size-complex="10.5pt"/>
    </style:style>
    <style:style style:name="P6" style:family="paragraph">
      <style:paragraph-properties fo:text-align="end"/>
      <style:text-properties fo:font-size="10.5pt" style:font-size-asian="10.5pt" style:font-size-complex="10.5pt"/>
    </style:style>
    <style:style style:name="P7" style:family="paragraph">
      <loext:graphic-properties draw:fill="none" draw:fill-color="#ffffff"/>
      <style:paragraph-properties fo:text-align="end"/>
      <style:text-properties fo:font-size="10.5pt" style:font-size-asian="10.5pt" style:font-size-complex="10.5pt"/>
    </style:style>
    <style:style style:name="P8" style:family="paragraph">
      <style:paragraph-properties fo:text-align="end"/>
      <style:text-properties fo:font-size="9pt" style:font-size-asian="9pt" style:font-size-complex="9pt"/>
    </style:style>
    <style:style style:name="P9" style:family="paragraph">
      <style:paragraph-properties fo:margin-left="0cm" fo:margin-right="0cm" fo:margin-top="0cm" fo:margin-bottom="0cm" fo:line-height="100%" fo:text-align="end" fo:text-indent="0cm"/>
      <style:text-properties fo:font-size="9pt" style:font-size-asian="9pt" style:font-size-complex="9pt"/>
    </style:style>
    <style:style style:name="P10" style:family="paragraph">
      <loext:graphic-properties draw:fill="none" draw:fill-color="#ffffff"/>
      <style:paragraph-properties fo:text-align="end"/>
      <style:text-properties fo:font-size="9pt" style:font-size-asian="9pt" style:font-size-complex="9pt"/>
    </style:style>
    <style:style style:name="P11" style:family="paragraph">
      <style:paragraph-properties fo:margin-left="0cm" fo:margin-right="0cm" fo:margin-top="0cm" fo:margin-bottom="0cm" fo:line-height="100%" fo:text-indent="0cm"/>
      <style:text-properties fo:font-size="9pt" style:font-size-asian="9pt" style:font-size-complex="9pt"/>
    </style:style>
    <style:style style:name="P12" style:family="paragraph">
      <style:text-properties fo:font-size="9pt" style:font-size-asian="9pt" style:font-size-complex="9pt"/>
    </style:style>
    <style:style style:name="P13" style:family="paragraph">
      <loext:graphic-properties draw:fill="none" draw:fill-color="#ffffff"/>
      <style:text-properties fo:font-size="9pt" style:font-size-asian="9pt" style:font-size-complex="9pt"/>
    </style:style>
    <style:style style:name="P14" style:family="paragraph">
      <loext:graphic-properties draw:fill="none" draw:fill-color="#ffffff"/>
    </style:style>
    <style:style style:name="P15" style:family="paragraph">
      <loext:graphic-properties draw:fill-color="#ffffff"/>
    </style:style>
    <style:style style:name="P16" style:family="paragraph">
      <style:text-properties fo:font-size="11.1000003814697pt" style:font-size-asian="10.5pt" style:font-size-complex="10.5pt"/>
    </style:style>
    <style:style style:name="P17" style:family="paragraph">
      <loext:graphic-properties draw:fill="solid" draw:fill-color="#ffffff"/>
      <style:text-properties fo:font-size="11.1000003814697pt" style:font-size-asian="10.5pt" style:font-size-complex="10.5pt"/>
    </style:style>
    <style:style style:name="P18" style:family="paragraph">
      <style:paragraph-properties fo:margin-top="0cm" fo:margin-bottom="0cm" fo:text-align="center"/>
    </style:style>
    <style:style style:name="P19" style:family="paragraph">
      <style:text-properties fo:font-size="16.8999996185303pt" style:font-size-asian="12pt" style:font-size-complex="12pt"/>
    </style:style>
    <style:style style:name="P20" style:family="paragraph">
      <loext:graphic-properties draw:fill="none" draw:fill-color="#ffffff"/>
      <style:text-properties fo:font-size="16.8999996185303pt" style:font-size-asian="12pt" style:font-size-complex="12pt"/>
    </style:style>
    <style:style style:name="T1" style:family="text">
      <style:text-properties fo:font-size="42pt" style:font-size-asian="42pt" style:font-size-complex="42pt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fo:color="#ffffff" fo:font-size="7.5pt" style:font-size-asian="7.5pt" style:font-size-complex="7.5pt"/>
    </style:style>
    <style:style style:name="T4" style:family="text">
      <style:text-properties fo:font-size="10.5pt" style:font-size-asian="10.5pt" style:font-size-complex="10.5pt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5.3999996185303pt" fo:font-style="normal" fo:text-shadow="none" style:text-underline-style="none" fo:font-weight="normal" style:letter-kerning="true" style:font-name-asian="微软雅黑" style:font-size-asian="14pt" style:font-style-asian="normal" style:font-weight-asian="normal" style:font-name-complex="Mang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size="25.3999996185303pt" style:font-size-asian="14pt" style:font-size-complex="14pt"/>
    </style:style>
    <style:style style:name="T9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默认" presentation:presentation-page-layout-name="AL1T1">
        <office:forms form:automatic-focus="false" form:apply-design-mode="false"/>
        <draw:frame draw:style-name="gr1" draw:text-style-name="P2" draw:layer="layout" svg:width="28cm" svg:height="3cm" svg:x="0cm" svg:y="0cm">
          <draw:text-box>
            <text:p text:style-name="P1"><text:span text:style-name="T1"><text:s text:c="17"/></text:span><text:span text:style-name="T1">团贷网事件时间表 <text:s text:c="17"/></text:span></text:p>
            <text:p text:style-name="P1"><text:span text:style-name="T2">时间：</text:span><text:span text:style-name="T2">2019</text:span><text:span text:style-name="T2">年</text:span><text:span text:style-name="T2">5</text:span><text:span text:style-name="T2">月</text:span><text:span text:style-name="T2">30</text:span><text:span text:style-name="T2">日</text:span></text:p>
            <text:p text:style-name="P1"><text:span text:style-name="T3"/></text:p>
          </draw:text-box>
        </draw:frame>
        <draw:line draw:style-name="gr2" draw:text-style-name="P3" draw:layer="layout" svg:x1="13.998cm" svg:y1="3.396cm" svg:x2="13.998cm" svg:y2="19.819cm">
          <text:p/>
        </draw:line>
        <draw:line draw:style-name="gr3" draw:text-style-name="P3" draw:layer="layout" svg:x1="9.4cm" svg:y1="4.6cm" svg:x2="14cm" svg:y2="4.6cm">
          <text:p/>
        </draw:line>
        <draw:line draw:style-name="gr3" draw:text-style-name="P3" draw:layer="layout" svg:x1="9.398cm" svg:y1="6.744cm" svg:x2="13.998cm" svg:y2="6.744cm">
          <text:p/>
        </draw:line>
        <draw:frame draw:style-name="gr4" draw:text-style-name="P5" draw:layer="layout" svg:width="2.108cm" svg:height="0.783cm" svg:x="11.399cm" svg:y="6.371cm">
          <draw:text-box>
            <text:p text:style-name="P4"><text:span text:style-name="T4">1</text:span><text:span text:style-name="T4">月</text:span><text:span text:style-name="T4">16</text:span><text:span text:style-name="T4">日</text:span></text:p>
          </draw:text-box>
        </draw:frame>
        <draw:frame draw:style-name="gr5" draw:text-style-name="P7" draw:layer="layout" svg:width="3.412cm" svg:height="2.123cm" svg:x="10.2cm" svg:y="3.8cm">
          <draw:text-box>
            <text:p text:style-name="P6"><text:span text:style-name="T4">2017</text:span><text:span text:style-name="T4">年底至</text:span><text:span text:style-name="T4">2019</text:span></text:p>
            <text:p text:style-name="P6"><text:span text:style-name="T4"/></text:p>
            <text:p text:style-name="P6"><text:span text:style-name="T4"/></text:p>
            <text:p text:style-name="P6"><text:span text:style-name="T4">2019</text:span></text:p>
          </draw:text-box>
        </draw:frame>
        <draw:frame draw:style-name="gr6" draw:text-style-name="P10" draw:layer="layout" svg:width="6.688cm" svg:height="14.127cm" svg:x="2.712cm" svg:y="4cm">
          <draw:text-box>
            <text:p text:style-name="P8"><text:span text:style-name="T5">利益输送万和集团</text:span></text:p>
            <text:p text:style-name="P8"><text:span text:style-name="T2">11111111111111111111111111</text:span></text:p>
            <text:p text:style-name="P8"><text:span text:style-name="T2"/></text:p>
            <text:p text:style-name="P8"><text:span text:style-name="T2"/></text:p>
            <text:p text:style-name="P8"><text:span text:style-name="T2"/></text:p>
            <text:p text:style-name="P8"><text:span text:style-name="T5">有</text:span><text:span text:style-name="T5">99%</text:span><text:span text:style-name="T5">股权万和剥离团贷网</text:span></text:p>
            <text:p text:style-name="P8"><text:span text:style-name="T2">11111111111111111111111111</text:span></text:p>
            <text:p text:style-name="P8"><text:span text:style-name="T5">广州金融办</text:span></text:p>
            <text:p text:style-name="P8"><text:span text:style-name="T2">11111111111111111111111111</text:span></text:p>
            <text:p text:style-name="P8"><text:span text:style-name="T5">3.15</text:span><text:span text:style-name="T5">大奖</text:span></text:p>
            <text:p text:style-name="P8"><text:span text:style-name="T2">11111111111111111111111111</text:span></text:p>
            <text:p text:style-name="P8"><text:span text:style-name="T5">质押股权</text:span><text:span text:style-name="T5">40</text:span><text:span text:style-name="T5">亿</text:span></text:p>
            <text:p text:style-name="P8"><text:span text:style-name="T2">11111111111111111111111111</text:span></text:p>
            <text:p text:style-name="P8"><text:span text:style-name="T5">大户提前下车</text:span></text:p>
            <text:p text:style-name="P8"><text:span text:style-name="T2">11111111111111111111111111</text:span></text:p>
            <text:p text:style-name="P8"><text:span text:style-name="T5">万和集团</text:span></text:p>
            <text:p text:style-name="P8"><text:span text:style-name="T2">11111111111111111111111111</text:span></text:p>
            <text:p text:style-name="P8"><text:span text:style-name="T5">东莞政府</text:span></text:p>
            <text:p text:style-name="P8"><text:span text:style-name="T2">11111111111111111111111111</text:span></text:p>
            <text:p text:style-name="P8"><text:span text:style-name="T2">11111111111111111111111111</text:span></text:p>
            <text:p text:style-name="P9"><text:span text:style-name="T5">东莞政府诱导报案</text:span></text:p>
            <text:p text:style-name="P9"><text:span text:style-name="T2">11111111111111111111111111</text:span></text:p>
            <text:p text:style-name="P9"><text:span text:style-name="T5">派生科技猛跌</text:span></text:p>
            <text:p text:style-name="P8"><text:span text:style-name="T2">11111111111111111111111111</text:span></text:p>
            <text:p text:style-name="P8"><text:span text:style-name="T2">11111111111111111111111111</text:span></text:p>
            <text:p text:style-name="P8"><text:span text:style-name="T5">东莞政府</text:span></text:p>
            <text:p text:style-name="P9"><text:span text:style-name="T2">11111111111111111111111111</text:span></text:p>
            <text:p text:style-name="P8"><text:span text:style-name="T2">11111111111111111111111111</text:span></text:p>
            <text:p text:style-name="P8"><text:span text:style-name="T2"/></text:p>
          </draw:text-box>
        </draw:frame>
        <draw:line draw:style-name="gr3" draw:text-style-name="P3" draw:layer="layout" svg:x1="18.4cm" svg:y1="8.2cm" svg:x2="13.998cm" svg:y2="8.2cm">
          <text:p/>
        </draw:line>
        <draw:line draw:style-name="gr3" draw:text-style-name="P3" draw:layer="layout" svg:x1="9.398cm" svg:y1="7.944cm" svg:x2="13.998cm" svg:y2="7.944cm">
          <text:p/>
        </draw:line>
        <draw:line draw:style-name="gr3" draw:text-style-name="P3" draw:layer="layout" svg:x1="9.398cm" svg:y1="8.944cm" svg:x2="13.998cm" svg:y2="8.944cm">
          <text:p/>
        </draw:line>
        <draw:line draw:style-name="gr3" draw:text-style-name="P3" draw:layer="layout" svg:x1="9.398cm" svg:y1="9.944cm" svg:x2="13.998cm" svg:y2="9.944cm">
          <text:p/>
        </draw:line>
        <draw:line draw:style-name="gr3" draw:text-style-name="P3" draw:layer="layout" svg:x1="9.398cm" svg:y1="10.944cm" svg:x2="13.998cm" svg:y2="10.944cm">
          <text:p/>
        </draw:line>
        <draw:line draw:style-name="gr3" draw:text-style-name="P3" draw:layer="layout" svg:x1="9.398cm" svg:y1="11.944cm" svg:x2="13.998cm" svg:y2="11.944cm">
          <text:p/>
        </draw:line>
        <draw:line draw:style-name="gr3" draw:text-style-name="P3" draw:layer="layout" svg:x1="9.398cm" svg:y1="13.044cm" svg:x2="13.998cm" svg:y2="13.044cm">
          <text:p/>
        </draw:line>
        <draw:line draw:style-name="gr3" draw:text-style-name="P3" draw:layer="layout" svg:x1="9.398cm" svg:y1="14.344cm" svg:x2="13.998cm" svg:y2="14.344cm">
          <text:p/>
        </draw:line>
        <draw:line draw:style-name="gr3" draw:text-style-name="P3" draw:layer="layout" svg:x1="9.398cm" svg:y1="15.344cm" svg:x2="13.998cm" svg:y2="15.344cm">
          <text:p/>
        </draw:line>
        <draw:frame draw:style-name="gr6" draw:text-style-name="P13" draw:layer="layout" svg:width="4.96cm" svg:height="10.861cm" svg:x="18.411cm" svg:y="7.507cm">
          <draw:text-box>
            <text:p text:style-name="P11"><text:span text:style-name="T5">团贷网平台</text:span></text:p>
            <text:p text:style-name="P11"><text:span text:style-name="T2">111111</text:span></text:p>
            <text:p text:style-name="P11"><text:span text:style-name="T5">老周爆料</text:span></text:p>
            <text:p text:style-name="P11"><text:span text:style-name="T2">111111</text:span></text:p>
            <text:p text:style-name="P11"><text:span text:style-name="T2"/></text:p>
            <text:p text:style-name="P11"><text:span text:style-name="T2"/></text:p>
            <text:p text:style-name="P11"><text:span text:style-name="T2"/></text:p>
            <text:p text:style-name="P11"><text:span text:style-name="T2"/></text:p>
            <text:p text:style-name="P11"><text:span text:style-name="T2"/></text:p>
            <text:p text:style-name="P11"><text:span text:style-name="T5">史玉柱套现</text:span><text:span text:style-name="T5">8</text:span><text:span text:style-name="T5">个亿</text:span></text:p>
            <text:p text:style-name="P11"><text:span text:style-name="T2">111111</text:span></text:p>
            <text:p text:style-name="P11"><text:span text:style-name="T5">九鼎投资称已经退出</text:span></text:p>
            <text:p text:style-name="P11"><text:span text:style-name="T2">111111</text:span></text:p>
            <text:p text:style-name="P11"><text:span text:style-name="T5">小黄狗</text:span></text:p>
            <text:p text:style-name="P11"><text:span text:style-name="T2">111111</text:span></text:p>
            <text:p text:style-name="P11"><text:span text:style-name="T5">东莞政府</text:span></text:p>
            <text:p text:style-name="P11"><text:span text:style-name="T2">111111</text:span></text:p>
            <text:p text:style-name="P11"><text:span text:style-name="T5">卧底，老赖散播谣言</text:span></text:p>
            <text:p text:style-name="P11"><text:span text:style-name="T2">111111</text:span></text:p>
            <text:p text:style-name="P11"><text:span text:style-name="T5">东莞政府</text:span></text:p>
            <text:p text:style-name="P11"><text:span text:style-name="T2">111111</text:span></text:p>
            <text:p text:style-name="P12"><text:span text:style-name="T2"/></text:p>
          </draw:text-box>
        </draw:frame>
        <draw:line draw:style-name="gr3" draw:text-style-name="P3" draw:layer="layout" svg:x1="18.401cm" svg:y1="9.1cm" svg:x2="13.999cm" svg:y2="9.1cm">
          <text:p/>
        </draw:line>
        <draw:line draw:style-name="gr3" draw:text-style-name="P3" draw:layer="layout" svg:x1="18.402cm" svg:y1="12.2cm" svg:x2="14cm" svg:y2="12.2cm">
          <text:p/>
        </draw:line>
        <draw:line draw:style-name="gr3" draw:text-style-name="P3" draw:layer="layout" svg:x1="18.403cm" svg:y1="13.3cm" svg:x2="14.001cm" svg:y2="13.3cm">
          <text:p/>
        </draw:line>
        <draw:line draw:style-name="gr3" draw:text-style-name="P3" draw:layer="layout" svg:x1="9.398cm" svg:y1="16.744cm" svg:x2="13.998cm" svg:y2="16.744cm">
          <text:p/>
        </draw:line>
        <draw:line draw:style-name="gr3" draw:text-style-name="P3" draw:layer="layout" svg:x1="18.404cm" svg:y1="14.2cm" svg:x2="14.002cm" svg:y2="14.2cm">
          <text:p/>
        </draw:line>
        <draw:line draw:style-name="gr3" draw:text-style-name="P3" draw:layer="layout" svg:x1="18.405cm" svg:y1="15.2cm" svg:x2="14.003cm" svg:y2="15.2cm">
          <text:p/>
        </draw:line>
        <draw:line draw:style-name="gr3" draw:text-style-name="P3" draw:layer="layout" svg:x1="18.405cm" svg:y1="16.3cm" svg:x2="14.003cm" svg:y2="16.3cm">
          <text:p/>
        </draw:line>
        <draw:line draw:style-name="gr3" draw:text-style-name="P3" draw:layer="layout" svg:x1="18.405cm" svg:y1="17.3cm" svg:x2="14.003cm" svg:y2="17.3cm">
          <text:p/>
        </draw:line>
        <draw:frame draw:style-name="gr6" draw:text-style-name="P14" draw:layer="layout" svg:width="9.693cm" svg:height="2.384cm" svg:x="16.6cm" svg:y="4cm">
          <draw:text-box>
            <text:p>111111111111111111111111111111</text:p>
            <text:p>111111111111111111111111111111</text:p>
            <text:p>111111111111111111111111111111</text:p>
          </draw:text-box>
        </draw:frame>
        <presentation:notes draw:style-name="dp2">
          <draw:page-thumbnail draw:style-name="gr7" draw:layer="layout" svg:width="19.798cm" svg:height="11.136cm" svg:x="0.6cm" svg:y="2.257cm" draw:page-number="1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默认" presentation:presentation-page-layout-name="AL1T1">
        <office:forms form:automatic-focus="false" form:apply-design-mode="false"/>
        <draw:frame draw:style-name="gr1" draw:text-style-name="P2" draw:layer="layout" svg:width="28cm" svg:height="22.3cm" svg:x="0cm" svg:y="0cm">
          <draw:text-box>
            <text:p text:style-name="P1"><text:span text:style-name="T1">团贷网事件时间表</text:span></text:p>
            <text:p text:style-name="P1"><text:span text:style-name="T2">时间：</text:span><text:span text:style-name="T2">2019</text:span><text:span text:style-name="T2">年</text:span><text:span text:style-name="T2">5</text:span><text:span text:style-name="T2">月</text:span><text:span text:style-name="T2">30</text:span><text:span text:style-name="T2">日</text:span></text:p>
            <text:p text:style-name="P1"><text:span text:style-name="T3">===============================================================================================================================================================================</text:span></text:p>
            <text:p text:style-name="P1"><text:span text:style-name="T2"/></text:p>
            <text:p text:style-name="P1"><text:span text:style-name="T2"/></text:p>
            <text:p text:style-name="P1"><text:span text:style-name="T4">2017</text:span><text:span text:style-name="T4">年底至</text:span><text:span text:style-name="T4">2019 <text:s text:c="32"/></text:span></text:p>
            <text:p text:style-name="P1"><text:span text:style-name="T5">利益输送万和集团 <text:s text:c="87"/></text:span><text:span text:style-name="T6"><text:line-break/></text:span><text:span text:style-name="T2">11111111111111111111111111 <text:s text:c="146"/></text:span></text:p>
            <text:p text:style-name="P1"><text:span text:style-name="T2"/></text:p>
            <text:p text:style-name="P1"><text:span text:style-name="T4">2019</text:span><text:span text:style-name="T4">年 <text:s text:c="15"/></text:span></text:p>
            <text:p text:style-name="P1"><text:span text:style-name="T4"/></text:p>
            <text:p text:style-name="P1"><text:span text:style-name="T5">有</text:span><text:span text:style-name="T5">99%</text:span><text:span text:style-name="T5">股权万和剥离团贷网 <text:s text:c="102"/></text:span><text:span text:style-name="T5"><text:line-break/></text:span><text:span text:style-name="T2">11111111111111111111111111 <text:s text:c="146"/></text:span></text:p>
            <text:p text:style-name="P1"><text:span text:style-name="T2"/></text:p>
            <text:p text:style-name="P1"><text:span text:style-name="T7">广州金融办 <text:s text:c="77"/></text:span><text:span text:style-name="T7"><text:line-break/></text:span><text:span text:style-name="T2">11111111111111111111111111 <text:s text:c="146"/></text:span></text:p>
            <text:p text:style-name="P1"><text:span text:style-name="T7"><text:s text:c="78"/></text:span><text:span text:style-name="T8">团贷网平台</text:span></text:p>
            <text:p text:style-name="P1"><text:span text:style-name="T2"><text:s text:c="148"/></text:span><text:span text:style-name="T2">11111111111111111111111111</text:span></text:p>
            <text:p text:style-name="P1"><text:span text:style-name="T2">222222222</text:span></text:p>
          </draw:text-box>
        </draw:frame>
        <draw:line draw:style-name="gr2" draw:text-style-name="P3" draw:layer="layout" svg:x1="13.998cm" svg:y1="3.396cm" svg:x2="13.998cm" svg:y2="19.819cm">
          <text:p/>
        </draw:line>
        <draw:line draw:style-name="gr3" draw:text-style-name="P3" draw:layer="layout" svg:x1="9.4cm" svg:y1="4.6cm" svg:x2="14cm" svg:y2="4.6cm">
          <text:p/>
        </draw:line>
        <draw:line draw:style-name="gr3" draw:text-style-name="P3" draw:layer="layout" svg:x1="9.398cm" svg:y1="6.968cm" svg:x2="13.998cm" svg:y2="6.968cm">
          <text:p/>
        </draw:line>
        <draw:frame draw:style-name="gr4" draw:text-style-name="P17" draw:layer="layout" svg:width="2.108cm" svg:height="0.783cm" svg:x="11.399cm" svg:y="6.583cm">
          <draw:text-box>
            <text:p text:style-name="P16"><text:span text:style-name="T4">1</text:span><text:span text:style-name="T4">月</text:span><text:span text:style-name="T4">16</text:span><text:span text:style-name="T4">日</text:span></text:p>
          </draw:text-box>
        </draw:frame>
        <presentation:notes draw:style-name="dp1">
          <draw:page-thumbnail draw:style-name="gr7" draw:layer="layout" svg:width="19.798cm" svg:height="11.136cm" svg:x="0.6cm" svg:y="2.257cm" draw:page-number="2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默认" presentation:presentation-page-layout-name="AL1T1">
        <office:forms form:automatic-focus="false" form:apply-design-mode="false"/>
        <draw:frame presentation:style-name="pr2" draw:text-style-name="P18" draw:layer="layout" svg:width="28cm" svg:height="22.3cm" svg:x="0cm" svg:y="0cm" presentation:class="outline" presentation:user-transformed="true">
          <draw:text-box>
            <text:list text:style-name="L2">
              <text:list-header>
                <text:p text:style-name="P18">团贷网事件时间表</text:p>
                <text:p text:style-name="P18"><text:span text:style-name="T9">时间：</text:span><text:span text:style-name="T9">2019</text:span><text:span text:style-name="T9">年</text:span><text:span text:style-name="T9">5</text:span><text:span text:style-name="T9">月</text:span><text:span text:style-name="T9">30</text:span><text:span text:style-name="T9">日</text:span></text:p>
                <text:p text:style-name="P18"><text:span text:style-name="T9"/></text:p>
              </text:list-header>
            </text:list>
          </draw:text-box>
        </draw:frame>
        <draw:line draw:style-name="gr8" draw:text-style-name="P3" draw:layer="layout" svg:x1="13.999cm" svg:y1="2.83cm" svg:x2="13.999cm" svg:y2="22.298cm">
          <text:p/>
        </draw:line>
        <draw:frame draw:style-name="gr9" draw:text-style-name="P14" draw:layer="layout" svg:width="0.502cm" svg:height="1.542cm" svg:x="1.999cm" svg:y="3.962cm">
          <draw:text-box>
            <text:p/>
          </draw:text-box>
        </draw:frame>
        <draw:frame draw:style-name="gr10" draw:text-style-name="P20" draw:layer="layout" svg:width="13.216cm" svg:height="1.937cm" svg:x="0.599cm" svg:y="3.099cm">
          <draw:text-box>
            <text:p text:style-name="P19"><text:span text:style-name="T6">2017</text:span><text:span text:style-name="T6">年底至</text:span><text:span text:style-name="T6">2019</text:span></text:p>
            <text:p text:style-name="P19"><text:span text:style-name="T6">利益输送万和集团</text:span></text:p>
          </draw:text-box>
        </draw:frame>
        <presentation:notes draw:style-name="dp2">
          <draw:page-thumbnail draw:style-name="gr7" draw:layer="layout" svg:width="19.798cm" svg:height="11.136cm" svg:x="0.6cm" svg:y="2.257cm" draw:page-number="3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  <style:font-face style:name="新宋体" svg:font-family="新宋体" style:font-family-generic="system" style:font-pitch="variable"/>
  </office:font-face-decls>
  <office:styles>
    <draw:gradient draw:name="红色填充" draw:style="linear" draw:start-color="#ff6d6d" draw:end-color="#c9211e" draw:start-intensity="100%" draw:end-intensity="100%" draw:angle="300" draw:border="0%"/>
    <draw:gradient draw:name="绿色填充" draw:style="linear" draw:start-color="#77bc65" draw:end-color="#127622" draw:start-intensity="100%" draw:end-intensity="100%" draw:angle="300" draw:border="0%"/>
    <draw:gradient draw:name="蓝色填充" draw:style="linear" draw:start-color="#729fcf" draw:end-color="#355269" draw:start-intensity="100%" draw:end-intensity="100%" draw:angle="300" draw:border="0%"/>
    <draw:gradient draw:name="黄色填充" draw:style="linear" draw:start-color="#ffde59" draw:end-color="#b47804" draw:start-intensity="100%" draw:end-intensity="100%" draw:angle="300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新宋体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蓝色填充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绿色填充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红色填充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黄色填充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默认-background" style:family="presentation">
      <style:graphic-properties draw:stroke="none" draw:fill="none"/>
      <style:text-properties style:letter-kerning="true"/>
    </style:style>
    <style:style style:name="默认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默认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微软雅黑" style:font-family-asian="微软雅黑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默认-outline1" style:family="presentation">
      <style:graphic-properties draw:stroke="none" draw:fill="none" draw:auto-grow-height="false" draw:fit-to-size="shrink-to-fit" style:shrink-to-fit="true">
        <text:list-style style:name="默认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704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5.2000007629395pt" fo:font-style="normal" fo:text-shadow="none" style:text-underline-style="none" fo:font-weight="normal" style:letter-kerning="true" fo:background-color="transparent" style:font-name-asian="微软雅黑" style:font-family-asian="微软雅黑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outline2" style:family="presentation" style:parent-style-name="默认-outline1">
      <style:paragraph-properties fo:margin-left="0cm" fo:margin-right="0cm" fo:margin-top="0.564cm" fo:margin-bottom="0cm" fo:text-indent="0cm"/>
      <style:text-properties fo:font-size="39.5999984741211pt" style:font-size-asian="28pt" style:font-size-complex="28pt"/>
    </style:style>
    <style:style style:name="默认-outline3" style:family="presentation" style:parent-style-name="默认-outline2">
      <style:paragraph-properties fo:margin-left="0cm" fo:margin-right="0cm" fo:margin-top="0.419cm" fo:margin-bottom="0cm" fo:text-indent="0cm"/>
      <style:text-properties fo:font-size="33.9000015258789pt" style:font-size-asian="24pt" style:font-size-complex="24pt"/>
    </style:style>
    <style:style style:name="默认-outline4" style:family="presentation" style:parent-style-name="默认-outline3">
      <style:paragraph-properties fo:margin-left="0cm" fo:margin-right="0cm" fo:margin-top="0.279cm" fo:margin-bottom="0cm" fo:text-indent="0cm"/>
      <style:text-properties fo:font-size="28.2999992370605pt" style:font-size-asian="20pt" style:font-size-complex="20pt"/>
    </style:style>
    <style:style style:name="默认-outline5" style:family="presentation" style:parent-style-name="默认-outline4">
      <style:paragraph-properties fo:margin-left="0cm" fo:margin-right="0cm" fo:margin-top="0.139cm" fo:margin-bottom="0cm" fo:text-indent="0cm"/>
      <style:text-properties fo:font-size="28.2999992370605pt" style:font-size-asian="20pt" style:font-size-complex="20pt"/>
    </style:style>
    <style:style style:name="默认-outline6" style:family="presentation" style:parent-style-name="默认-outline5">
      <style:paragraph-properties fo:margin-left="0cm" fo:margin-right="0cm" fo:margin-top="0.139cm" fo:margin-bottom="0cm" fo:text-indent="0cm"/>
      <style:text-properties fo:font-size="28.2999992370605pt" style:font-size-asian="20pt" style:font-size-complex="20pt"/>
    </style:style>
    <style:style style:name="默认-outline7" style:family="presentation" style:parent-style-name="默认-outline6">
      <style:paragraph-properties fo:margin-left="0cm" fo:margin-right="0cm" fo:margin-top="0.139cm" fo:margin-bottom="0cm" fo:text-indent="0cm"/>
      <style:text-properties fo:font-size="28.2999992370605pt" style:font-size-asian="20pt" style:font-size-complex="20pt"/>
    </style:style>
    <style:style style:name="默认-outline8" style:family="presentation" style:parent-style-name="默认-outline7">
      <style:paragraph-properties fo:margin-left="0cm" fo:margin-right="0cm" fo:margin-top="0.139cm" fo:margin-bottom="0cm" fo:text-indent="0cm"/>
      <style:text-properties fo:font-size="28.2999992370605pt" style:font-size-asian="20pt" style:font-size-complex="20pt"/>
    </style:style>
    <style:style style:name="默认-outline9" style:family="presentation" style:parent-style-name="默认-outline8">
      <style:paragraph-properties fo:margin-left="0cm" fo:margin-right="0cm" fo:margin-top="0.139cm" fo:margin-bottom="0cm" fo:text-indent="0cm"/>
      <style:text-properties fo:font-size="28.2999992370605pt" style:font-size-asian="20pt" style:font-size-complex="20pt"/>
    </style:style>
    <style:style style:name="默认-subtitle" style:family="presentation">
      <style:graphic-properties draw:stroke="none" draw:fill="none" draw:textarea-vertical-align="middle">
        <text:list-style style:name="默认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微软雅黑" style:font-family-asian="微软雅黑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title" style:family="presentation">
      <style:graphic-properties draw:stroke="none" draw:fill="none" draw:textarea-vertical-align="middle">
        <text:list-style style:name="默认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62.2999992370606pt" fo:font-style="normal" fo:text-shadow="none" style:text-underline-style="none" fo:font-weight="normal" style:letter-kerning="true" fo:background-color="transparent" style:font-name-asian="微软雅黑" style:font-family-asian="微软雅黑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2.3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默认-backgroundobjects">
      <style:graphic-properties draw:stroke="none" draw:fill="none" draw:fill-color="#ffffff" draw:auto-grow-height="false" fo:min-height="1.086cm"/>
    </style:style>
    <style:style style:name="Mpr2" style:family="presentation" style:parent-style-name="默认-backgroundobjects">
      <style:graphic-properties draw:stroke="none" draw:fill="none" draw:fill-color="#ffffff" draw:auto-grow-height="false" fo:min-height="1.485cm"/>
    </style:style>
    <style:style style:name="Mpr3" style:family="presentation" style:parent-style-name="默认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编号&gt;</text:page-number></text:span></text:p>
        </draw:text-box>
      </draw:frame>
      <draw:page-thumbnail draw:layer="backgroundobjects" svg:width="8.999cm" svg:height="7.166cm" svg:x="1cm" svg:y="2.689cm"/>
      <draw:page-thumbnail draw:layer="backgroundobjects" svg:width="8.999cm" svg:height="7.166cm" svg:x="1cm" svg:y="11.265cm"/>
      <draw:page-thumbnail draw:layer="backgroundobjects" svg:width="8.999cm" svg:height="7.166cm" svg:x="1cm" svg:y="19.841cm"/>
      <draw:page-thumbnail draw:layer="backgroundobjects" svg:width="8.999cm" svg:height="7.166cm" svg:x="11cm" svg:y="2.689cm"/>
      <draw:page-thumbnail draw:layer="backgroundobjects" svg:width="8.999cm" svg:height="7.166cm" svg:x="11cm" svg:y="11.265cm"/>
      <draw:page-thumbnail draw:layer="backgroundobjects" svg:width="8.999cm" svg:height="7.166cm" svg:x="11cm" svg:y="19.841cm"/>
    </style:handout-master>
    <style:master-page style:name="默认" style:page-layout-name="PM1" draw:style-name="Mdp1">
      <draw:frame presentation:style-name="默认-title" draw:layer="backgroundobjects" svg:width="25.199cm" svg:height="3.721cm" svg:x="1.4cm" svg:y="0.887cm" presentation:class="title" presentation:placeholder="true">
        <draw:text-box/>
      </draw:frame>
      <draw:frame presentation:style-name="默认-outline1" draw:layer="backgroundobjects" svg:width="25.199cm" svg:height="12.933cm" svg:x="1.4cm" svg:y="5.214cm" presentation:class="outline" presentation:placeholder="true">
        <draw:text-box/>
      </draw:frame>
      <draw:frame presentation:style-name="Mpr1" draw:text-style-name="MP2" draw:layer="backgroundobjects" svg:width="6.523cm" svg:height="1.536cm" svg:x="1.4cm" svg:y="20.31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536cm" svg:x="9.576cm" svg:y="20.31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536cm" svg:x="20.076cm" svg:y="20.311cm" presentation:class="page-number">
        <draw:text-box>
          <text:p text:style-name="MP3"><text:span text:style-name="MT1"><text:page-number>&lt;编号&gt;</text:page-number></text:span></text:p>
        </draw:text-box>
      </draw:frame>
      <presentation:notes style:page-layout-name="PM0">
        <draw:page-thumbnail presentation:style-name="默认-title" draw:layer="backgroundobjects" svg:width="19.798cm" svg:height="11.136cm" svg:x="0.6cm" svg:y="2.257cm" presentation:class="page"/>
        <draw:frame presentation:style-name="默认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编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15T14:38:33.747000000</meta:creation-date>
    <meta:editing-duration>PT2H48M59S</meta:editing-duration>
    <meta:editing-cycles>173</meta:editing-cycles>
    <meta:generator>LibreOffice/6.1.5.2$Windows_x86 LibreOffice_project/90f8dcf33c87b3705e78202e3df5142b201bd805</meta:generator>
    <dc:date>2019-06-15T17:29:01.104000000</dc:date>
    <meta:document-statistic meta:object-count="62"/>
  </office:meta>
</office:document-meta>
</file>